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10-0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12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762" calcext:value-type="float">
            <text:p>8.38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89420689655" calcext:value-type="float">
            <text:p>8.5208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4088" calcext:value-type="float">
            <text:p>8.4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41489655172" calcext:value-type="float">
            <text:p>8.35141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7536" calcext:value-type="float">
            <text:p>8.26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60288" calcext:value-type="float">
            <text:p>8.20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7988" calcext:value-type="float">
            <text:p>8.270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481677419355" calcext:value-type="float">
            <text:p>8.304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3496" calcext:value-type="float">
            <text:p>8.33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479922580645" calcext:value-type="float">
            <text:p>8.434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845572413793" calcext:value-type="float">
            <text:p>8.4284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5268" calcext:value-type="float">
            <text:p>8.380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10722580645" calcext:value-type="float">
            <text:p>8.6131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2456" calcext:value-type="float">
            <text:p>8.64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7136" calcext:value-type="float">
            <text:p>8.70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4472" calcext:value-type="float">
            <text:p>8.81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670141935484" calcext:value-type="float">
            <text:p>8.856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23638709678" calcext:value-type="float">
            <text:p>8.8722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6928" calcext:value-type="float">
            <text:p>8.94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663741935484" calcext:value-type="float">
            <text:p>9.1066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17112" calcext:value-type="float">
            <text:p>9.2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8916129032" calcext:value-type="float">
            <text:p>9.3878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874542857143" calcext:value-type="float">
            <text:p>9.3387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34735483871" calcext:value-type="float">
            <text:p>9.305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421341935484" calcext:value-type="float">
            <text:p>9.5242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01820689655" calcext:value-type="float">
            <text:p>9.51301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124051612903" calcext:value-type="float">
            <text:p>9.5812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31556" calcext:value-type="float">
            <text:p>9.703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59948387097" calcext:value-type="float">
            <text:p>9.712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030916129032" calcext:value-type="float">
            <text:p>9.700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86724" calcext:value-type="float">
            <text:p>9.748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167406451613" calcext:value-type="float">
            <text:p>9.7316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46744" calcext:value-type="float">
            <text:p>9.76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85561290323" calcext:value-type="float">
            <text:p>9.7708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354311111111" calcext:value-type="float">
            <text:p>9.69354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290038709677" calcext:value-type="float">
            <text:p>9.612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794" calcext:value-type="float">
            <text:p>9.400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29608" calcext:value-type="float">
            <text:p>9.31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51225806452" calcext:value-type="float">
            <text:p>9.260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234" calcext:value-type="float">
            <text:p>9.23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264077419355" calcext:value-type="float">
            <text:p>9.182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04567741936" calcext:value-type="float">
            <text:p>9.1530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364" calcext:value-type="float">
            <text:p>9.13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31741935484" calcext:value-type="float">
            <text:p>9.2133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72128" calcext:value-type="float">
            <text:p>9.29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082451612903" calcext:value-type="float">
            <text:p>9.300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40742857143" calcext:value-type="float">
            <text:p>9.3014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61109677419" calcext:value-type="float">
            <text:p>9.3016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1012" calcext:value-type="float">
            <text:p>9.6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10576" calcext:value-type="float">
            <text:p>9.6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45651612903" calcext:value-type="float">
            <text:p>9.7854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82" calcext:value-type="float">
            <text:p>9.9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29401290323" calcext:value-type="float">
            <text:p>10.1029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8637419355" calcext:value-type="float">
            <text:p>10.130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89968" calcext:value-type="float">
            <text:p>10.1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7341935484" calcext:value-type="float">
            <text:p>10.126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6632" calcext:value-type="float">
            <text:p>10.15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5224" calcext:value-type="float">
            <text:p>10.1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2708965517" calcext:value-type="float">
            <text:p>10.2472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1006451613" calcext:value-type="float">
            <text:p>10.281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42464516129" calcext:value-type="float">
            <text:p>10.624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64784" calcext:value-type="float">
            <text:p>10.73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8248516129" calcext:value-type="float">
            <text:p>10.788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86728" calcext:value-type="float">
            <text:p>10.81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3032" calcext:value-type="float">
            <text:p>10.83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8916129032" calcext:value-type="float">
            <text:p>10.820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8272" calcext:value-type="float">
            <text:p>10.83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0593548387" calcext:value-type="float">
            <text:p>10.811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1296" calcext:value-type="float">
            <text:p>10.76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0016774194" calcext:value-type="float">
            <text:p>10.7060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43928571429" calcext:value-type="float">
            <text:p>10.6543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9833548387" calcext:value-type="float">
            <text:p>10.5839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1863225807" calcext:value-type="float">
            <text:p>10.6101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3484" calcext:value-type="float">
            <text:p>10.58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4003870968" calcext:value-type="float">
            <text:p>10.5654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0092413793" calcext:value-type="float">
            <text:p>10.55800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6472258065" calcext:value-type="float">
            <text:p>10.6476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0646451613" calcext:value-type="float">
            <text:p>10.7550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0588" calcext:value-type="float">
            <text:p>10.986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53444" calcext:value-type="float">
            <text:p>11.315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7636129032" calcext:value-type="float">
            <text:p>11.320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4265" calcext:value-type="float">
            <text:p>11.26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400516129" calcext:value-type="float">
            <text:p>11.242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75419354839" calcext:value-type="float">
            <text:p>11.427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916" calcext:value-type="float">
            <text:p>11.39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05564" calcext:value-type="float">
            <text:p>11.360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15776551724" calcext:value-type="float">
            <text:p>11.36157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0260645161" calcext:value-type="float">
            <text:p>11.405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1190967742" calcext:value-type="float">
            <text:p>11.4611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8402" calcext:value-type="float">
            <text:p>11.59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0215483871" calcext:value-type="float">
            <text:p>11.7130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95192" calcext:value-type="float">
            <text:p>11.79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0127741936" calcext:value-type="float">
            <text:p>11.7780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9954285714" calcext:value-type="float">
            <text:p>11.7199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93865806452" calcext:value-type="float">
            <text:p>11.659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0443870968" calcext:value-type="float">
            <text:p>11.527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5577931035" calcext:value-type="float">
            <text:p>11.47855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3924" calcext:value-type="float">
            <text:p>11.44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124" calcext:value-type="float">
            <text:p>11.40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9463225807" calcext:value-type="float">
            <text:p>11.3569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460516129" calcext:value-type="float">
            <text:p>11.3414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1" calcext:value-type="float">
            <text:p>11.3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0776" calcext:value-type="float">
            <text:p>11.36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3332" calcext:value-type="float">
            <text:p>11.327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24756129032" calcext:value-type="float">
            <text:p>11.3024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95595862069" calcext:value-type="float">
            <text:p>11.2695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3716129032" calcext:value-type="float">
            <text:p>11.232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942" calcext:value-type="float">
            <text:p>11.09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187" calcext:value-type="float">
            <text:p>11.148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5261" calcext:value-type="float">
            <text:p>11.105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6424" calcext:value-type="float">
            <text:p>11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318272" calcext:value-type="float">
            <text:p>11.383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6814545455" calcext:value-type="float">
            <text:p>11.51368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6935" calcext:value-type="float">
            <text:p>11.644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37062857143" calcext:value-type="float">
            <text:p>11.5837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648" calcext:value-type="float">
            <text:p>11.5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1571428571" calcext:value-type="float">
            <text:p>11.653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7724" calcext:value-type="float">
            <text:p>11.50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852" calcext:value-type="float">
            <text:p>11.51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1884" calcext:value-type="float">
            <text:p>13.04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5137391304" calcext:value-type="float">
            <text:p>13.022513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054" calcext:value-type="float">
            <text:p>13.005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67166956522" calcext:value-type="float">
            <text:p>12.956716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36794782609" calcext:value-type="float">
            <text:p>12.97367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4512" calcext:value-type="float">
            <text:p>12.9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67104" calcext:value-type="float">
            <text:p>12.84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9024" calcext:value-type="float">
            <text:p>12.8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9052" calcext:value-type="float">
            <text:p>12.9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613" calcext:value-type="float">
            <text:p>12.905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604" calcext:value-type="float">
            <text:p>10.5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468" calcext:value-type="float">
            <text:p>10.6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588" calcext:value-type="float">
            <text:p>10.4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452" calcext:value-type="float">
            <text:p>10.4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196" calcext:value-type="float">
            <text:p>10.3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2908" calcext:value-type="float">
            <text:p>10.3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5576" calcext:value-type="float">
            <text:p>9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0112" calcext:value-type="float">
            <text:p>9.7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38464" calcext:value-type="float">
            <text:p>9.7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23808" calcext:value-type="float">
            <text:p>9.7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498" calcext:value-type="float">
            <text:p>9.69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259563636364" calcext:value-type="float">
            <text:p>9.82259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289" calcext:value-type="float">
            <text:p>9.805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766727272727" calcext:value-type="float">
            <text:p>9.7376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203" calcext:value-type="float">
            <text:p>9.625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99836" calcext:value-type="float">
            <text:p>9.46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8157" calcext:value-type="float">
            <text:p>9.638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9666" calcext:value-type="float">
            <text:p>9.519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8048" calcext:value-type="float">
            <text:p>9.7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7184" calcext:value-type="float">
            <text:p>9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794" calcext:value-type="float">
            <text:p>9.781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582" calcext:value-type="float">
            <text:p>9.60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2234" calcext:value-type="float">
            <text:p>9.49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59428571429" calcext:value-type="float">
            <text:p>9.5445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598" calcext:value-type="float">
            <text:p>9.356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60896" calcext:value-type="float">
            <text:p>9.5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9216" calcext:value-type="float">
            <text:p>9.7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79" calcext:value-type="float">
            <text:p>9.8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580307692308" calcext:value-type="float">
            <text:p>9.7958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72812903226" calcext:value-type="float">
            <text:p>9.9307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74428" calcext:value-type="float">
            <text:p>9.867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06258064516" calcext:value-type="float">
            <text:p>9.8290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03056" calcext:value-type="float">
            <text:p>9.7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123161290323" calcext:value-type="float">
            <text:p>9.7312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653535483871" calcext:value-type="float">
            <text:p>9.6665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5104" calcext:value-type="float">
            <text:p>9.59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28451612903" calcext:value-type="float">
            <text:p>9.5522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8304" calcext:value-type="float">
            <text:p>9.48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67" calcext:value-type="float">
            <text:p>9.42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2031" calcext:value-type="float">
            <text:p>9.392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04541935484" calcext:value-type="float">
            <text:p>9.3230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291277419355" calcext:value-type="float">
            <text:p>9.0729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1712" calcext:value-type="float">
            <text:p>9.0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11174193548" calcext:value-type="float">
            <text:p>8.940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2656" calcext:value-type="float">
            <text:p>8.93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03304516129" calcext:value-type="float">
            <text:p>9.0103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57561290323" calcext:value-type="float">
            <text:p>9.0545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9848" calcext:value-type="float">
            <text:p>9.12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94541935484" calcext:value-type="float">
            <text:p>9.2849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7992" calcext:value-type="float">
            <text:p>9.34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14895483871" calcext:value-type="float">
            <text:p>9.361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9354" calcext:value-type="float">
            <text:p>9.30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8224516129" calcext:value-type="float">
            <text:p>9.263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524606896552" calcext:value-type="float">
            <text:p>9.15524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278" calcext:value-type="float">
            <text:p>9.08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63682758621" calcext:value-type="float">
            <text:p>9.03663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87557142857" calcext:value-type="float">
            <text:p>8.96487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851572413793" calcext:value-type="float">
            <text:p>8.9085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51227586207" calcext:value-type="float">
            <text:p>8.84151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6242857143" calcext:value-type="float">
            <text:p>8.82706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25342857143" calcext:value-type="float">
            <text:p>8.8312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600357142857" calcext:value-type="float">
            <text:p>8.84600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3352" calcext:value-type="float">
            <text:p>8.9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20654545455" calcext:value-type="float">
            <text:p>8.92620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05292307692" calcext:value-type="float">
            <text:p>8.86405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75310344828" calcext:value-type="float">
            <text:p>8.6137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62614285714" calcext:value-type="float">
            <text:p>8.54762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88110344828" calcext:value-type="float">
            <text:p>8.49488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22485714286" calcext:value-type="float">
            <text:p>8.4212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34662068965" calcext:value-type="float">
            <text:p>8.39634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42289655173" calcext:value-type="float">
            <text:p>8.415422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89328571429" calcext:value-type="float">
            <text:p>8.50789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54262068966" calcext:value-type="float">
            <text:p>8.44054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56611764706" calcext:value-type="float">
            <text:p>8.451566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78596" calcext:value-type="float">
            <text:p>8.47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1159" calcext:value-type="float">
            <text:p>8.511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23324137931" calcext:value-type="float">
            <text:p>8.54023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13703225806" calcext:value-type="float">
            <text:p>8.4091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641026666667" calcext:value-type="float">
            <text:p>8.39641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56258064516" calcext:value-type="float">
            <text:p>8.368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6616" calcext:value-type="float">
            <text:p>8.29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140167741936" calcext:value-type="float">
            <text:p>8.1914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33" calcext:value-type="float">
            <text:p>8.10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0196" calcext:value-type="float">
            <text:p>8.10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08012903226" calcext:value-type="float">
            <text:p>8.1750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506" calcext:value-type="float">
            <text:p>8.23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70984516129" calcext:value-type="float">
            <text:p>8.2970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24827586207" calcext:value-type="float">
            <text:p>8.2532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12929032258" calcext:value-type="float">
            <text:p>8.175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0484" calcext:value-type="float">
            <text:p>8.31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16527272727" calcext:value-type="float">
            <text:p>8.38816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6848" calcext:value-type="float">
            <text:p>8.62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42193103448" calcext:value-type="float">
            <text:p>8.38142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7696" calcext:value-type="float">
            <text:p>8.5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668" calcext:value-type="float">
            <text:p>8.814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88136" calcext:value-type="float">
            <text:p>8.99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70980645161" calcext:value-type="float">
            <text:p>9.0467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2744" calcext:value-type="float">
            <text:p>9.10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82529032258" calcext:value-type="float">
            <text:p>9.1718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22088888889" calcext:value-type="float">
            <text:p>9.11922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67677419355" calcext:value-type="float">
            <text:p>9.0896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72" meta:object-count="0"/>
    <meta:user-defined meta:name="AppVersion">3.0</meta:user-defined>
  </office:meta>
</office:document-meta>
</file>